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22cm" fo:min-width="10.8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1.097cm" fo:min-width="2.643cm"/>
    </style:style>
    <style:style style:name="gr4" style:family="graphic" style:parent-style-name="standard">
      <style:graphic-properties draw:textarea-horizontal-align="justify" draw:textarea-vertical-align="middle" draw:auto-grow-height="false" fo:min-height="1.656cm" fo:min-width="2.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03cm" svg:height="4.572cm" svg:x="2.651cm" svg:y="3.4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32cm" svg:height="0.962cm" svg:x="2.64cm" svg:y="2.016cm">
          <draw:text-box>
            <text:p>Volumes</text:p>
          </draw:text-box>
        </draw:frame>
        <draw:custom-shape draw:style-name="gr3" draw:text-style-name="P3" draw:layer="layout" svg:width="4.445cm" svg:height="1.905cm" svg:x="3.286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428cm" svg:height="0.806cm" svg:x="4.23cm" svg:y="5.245cm">
          <draw:text-box>
            <text:p text:style-name="P4"><text:span text:style-name="T1">ChitChat</text:span></text:p>
          </draw:text-box>
        </draw:frame>
        <draw:custom-shape draw:style-name="gr3" draw:text-style-name="P3" draw:layer="layout" svg:width="4.445cm" svg:height="1.905cm" svg:x="9.128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3.254cm" svg:height="0.806cm" svg:x="9.79cm" svg:y="5.164cm">
          <draw:text-box>
            <text:p text:style-name="P4"><text:span text:style-name="T1">ChitChat_db</text:span></text:p>
          </draw:text-box>
        </draw:frame>
        <draw:custom-shape draw:style-name="gr4" draw:text-style-name="P1" draw:layer="layout" svg:width="6.858cm" svg:height="3.81cm" svg:x="2.905cm" svg:y="9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1.907cm" svg:height="0.962cm" svg:x="5.318cm" svg:y="10.325cm">
          <draw:text-box>
            <text:p>Build</text:p>
          </draw:text-box>
        </draw:frame>
        <draw:custom-shape draw:style-name="gr4" draw:text-style-name="P1" draw:layer="layout" svg:width="6.858cm" svg:height="3.81cm" svg:x="2.825cm" svg:y="13.5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3.211cm" svg:height="0.962cm" svg:x="4.821cm" svg:y="14.83cm">
          <draw:text-box>
            <text:p>Database</text:p>
          </draw:text-box>
        </draw:frame>
        <draw:custom-shape draw:style-name="gr4" draw:text-style-name="P1" draw:layer="layout" svg:width="6.858cm" svg:height="3.81cm" svg:x="8.874cm" svg:y="16.1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1.628cm" svg:height="0.962cm" svg:x="11.437cm" svg:y="17.691cm">
          <draw:text-box>
            <text:p>App</text:p>
          </draw:text-box>
        </draw:frame>
        <draw:custom-shape draw:style-name="gr4" draw:text-style-name="P1" draw:layer="layout" svg:width="6.858cm" svg:height="3.81cm" svg:x="20.431cm" svg:y="8.4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2.119cm" svg:height="0.962cm" svg:x="22.844cm" svg:y="9.817cm">
          <draw:text-box>
            <text:p>Ngin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2:04:21.826275478</meta:creation-date>
    <dc:date>2019-02-08T12:15:38.656912683</dc:date>
    <meta:editing-duration>PT1M6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